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0712e2" officeooo:paragraph-rsid="000712e2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712e2" officeooo:paragraph-rsid="000712e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12e2" officeooo:paragraph-rsid="000712e2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Validation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grammer Manual</text:p>
      <text:p text:style-name="P3">Validation</text:p>
      <text:p text:style-name="P4">1.<text:tab/>Problem Description</text:p>
      <text:p text:style-name="P4"><text:tab/>The Validation file contains functions which validate user input</text:p>
      <text:p text:style-name="P4"/>
      <text:p text:style-name="P4">2.<text:tab/>Validation</text:p>
      <text:p text:style-name="P4"><text:tab/></text:p>
      <text:p text:style-name="P4"><text:tab/>Member functions:</text:p>
      <text:p text:style-name="P4"><text:tab/><text:tab/>validatedInput (int&amp;)<text:tab/><text:tab/><text:tab/>validation for a single input</text:p>
      <text:p text:style-name="P4"><text:tab/><text:tab/>validatedInput(int&amp;,int&amp;,int,int)<text:tab/>validation for two inputs with a lower and an upper <text:tab/><text:tab/><text:tab/><text:tab/><text:tab/><text:tab/><text:tab/>bound</text:p>
      <text:p text:style-name="P4"/>
      <text:p text:style-name="P4">3.<text:tab/>High Level Program Solution</text:p>
      <text:p text:style-name="P4"/>
      <text:p text:style-name="P4"><text:tab/>validatedInput(int&amp;)</text:p>
      <text:p text:style-name="P4"><text:tab/><text:tab/>get input from the user</text:p>
      <text:p text:style-name="P4"><text:tab/><text:tab/>if the input causes cin to fail, clear the buffer, tell the user, and reprompt for input</text:p>
      <text:p text:style-name="P4"/>
      <text:p text:style-name="P4"><text:tab/>validatedInput(int&amp;,int&amp;, int, int)</text:p>
      <text:p text:style-name="P4"><text:tab/><text:tab/>get input from the user</text:p>
      <text:p text:style-name="P4"><text:tab/><text:tab/>if either input causes cin to fail, clear the buffer, tell the user, and reprompt for input</text:p>
      <text:p text:style-name="P4"><text:tab/><text:tab/>if either input is outside of the input upper and lower bounds, tell the user and reprompt <text:tab/><text:tab/><text:tab/><text:tab/>for inpu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47:29.398000000</meta:creation-date>
    <dc:date>2018-12-02T11:54:20.668000000</dc:date>
    <meta:editing-duration>PT6M51S</meta:editing-duration>
    <meta:editing-cycles>1</meta:editing-cycles>
    <meta:document-statistic meta:table-count="0" meta:image-count="0" meta:object-count="0" meta:page-count="2" meta:paragraph-count="18" meta:word-count="111" meta:character-count="737" meta:non-whitespace-character-count="611"/>
    <meta:generator>LibreOffice/4.4.4.3$Windows_x86 LibreOffice_project/2c39ebcf046445232b798108aa8a7e7d89552ea8</meta:generator>
  </office:meta>
</office:document-meta>
</file>